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37"/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9"/>
        <table:table-column table:style-name="co1" table:number-columns-repeated="1022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9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03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04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5-23" calcext:value-type="date">
            <text:p>23/05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0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7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9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30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02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03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7-04" calcext:value-type="date">
            <text:p>04/07/21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08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09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21-07-10" calcext:value-type="date">
            <text:p>10/07/21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12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13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17/07/21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18/07/21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27/07/21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31/07/2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09/08/21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21/08/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19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19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1">00/00/0000</text:date>, <text:time style:data-style-name="N2" text:time-value="22:17:03.9074613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21T22:18:04.860685087</dc:date>
    <meta:creation-date>2014-12-14T08:12:00Z</meta:creation-date>
    <meta:editing-cycles>602</meta:editing-cycles>
    <meta:editing-duration>PT23H53M10S</meta:editing-duration>
    <meta:generator>LibreOffice/7.0.3.1$Linux_X86_64 LibreOffice_project/d7547858d014d4cf69878db179d326fc3483e082</meta:generator>
    <meta:document-statistic meta:table-count="10" meta:cell-count="1803" meta:object-count="0"/>
  </office:meta>
</office:document-meta>
</file>